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1cm" fo:margin-right="0cm" fo:line-height="150%" fo:text-align="start" style:justify-single-word="false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.51cm" fo:margin-right="0.46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51cm" fo:margin-right="0.485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.51cm" fo:margin-right="0.437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11" style:family="paragraph">
      <style:paragraph-properties fo:margin-left="0.499cm" fo:margin-right="0cm" fo:line-height="150%" fo:text-align="center" fo:text-indent="0cm"/>
    </style:style>
    <style:style style:name="T1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2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3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4" style:family="text">
      <style:text-properties fo:color="#000000" style:font-name="ISOCPEUR" fo:font-size="14pt" fo:language="ru" fo:country="RU" fo:font-style="italic" fo:font-weight="normal" style:font-name-asian="Arial" style:font-size-asian="14pt" style:font-style-asian="italic" style:font-weight-asian="normal" style:font-name-complex="Calibri" style:font-size-complex="10pt" style:language-complex="ar" style:country-complex="SA" style:font-weight-complex="normal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18.419cm" svg:height="28.627cm" svg:x="2.053cm" svg:y="0.529cm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3.057cm" svg:y1="27.65cm" svg:x2="3.059cm" svg:y2="29.138cm">
          <text:p/>
        </draw:line>
        <draw:line draw:style-name="gr2" draw:text-style-name="P6" svg:x1="2.062cm" svg:y1="27.639cm" svg:x2="20.45cm" svg:y2="27.639cm">
          <text:p/>
        </draw:line>
        <draw:line draw:style-name="gr2" draw:text-style-name="P6" svg:x1="4.064cm" svg:y1="27.65cm" svg:x2="4.066cm" svg:y2="29.138cm">
          <text:p/>
        </draw:line>
        <draw:line draw:style-name="gr2" draw:text-style-name="P6" svg:x1="6.582cm" svg:y1="27.65cm" svg:x2="6.584cm" svg:y2="29.138cm">
          <text:p/>
        </draw:line>
        <draw:line draw:style-name="gr2" draw:text-style-name="P6" svg:x1="8.09cm" svg:y1="27.664cm" svg:x2="8.092cm" svg:y2="29.138cm">
          <text:p/>
        </draw:line>
        <draw:line draw:style-name="gr2" draw:text-style-name="P6" svg:x1="9.098cm" svg:y1="27.65cm" svg:x2="9.1cm" svg:y2="29.124cm">
          <text:p/>
        </draw:line>
        <draw:line draw:style-name="gr2" draw:text-style-name="P6" svg:x1="19.463cm" svg:y1="27.65cm" svg:x2="19.467cm" svg:y2="29.138cm">
          <text:p/>
        </draw:line>
        <draw:line draw:style-name="gr3" draw:text-style-name="P6" svg:x1="2.062cm" svg:y1="28.14cm" svg:x2="9.079cm" svg:y2="28.142cm">
          <text:p/>
        </draw:line>
        <draw:line draw:style-name="gr2" draw:text-style-name="P6" svg:x1="2.062cm" svg:y1="28.647cm" svg:x2="9.079cm" svg:y2="28.647cm">
          <text:p/>
        </draw:line>
        <draw:line draw:style-name="gr3" draw:text-style-name="P6" svg:x1="19.476cm" svg:y1="28.147cm" svg:x2="20.461cm" svg:y2="28.147cm">
          <text:p/>
        </draw:line>
        <draw:frame draw:style-name="gr4" draw:text-style-name="P8" svg:width="0.92cm" svg:height="0.444cm" svg:x="2.102cm" svg:y="28.665cm">
          <draw:text-box>
            <text:p text:style-name="P7"><text:span text:style-name="T1">Изм.</text:span></text:p>
          </draw:text-box>
        </draw:frame>
        <draw:frame draw:style-name="gr4" draw:text-style-name="P8" svg:width="0.922cm" svg:height="0.444cm" svg:x="3.099cm" svg:y="28.665cm">
          <draw:text-box>
            <text:p text:style-name="P7"><text:span text:style-name="T1">Лист</text:span></text:p>
          </draw:text-box>
        </draw:frame>
        <draw:frame draw:style-name="gr4" draw:text-style-name="P8" svg:width="2.37cm" svg:height="0.444cm" svg:x="4.14cm" svg:y="28.665cm">
          <draw:text-box>
            <text:p text:style-name="P7"><text:span text:style-name="T1">№ </text:span><text:span text:style-name="T1">докум.</text:span></text:p>
          </draw:text-box>
        </draw:frame>
        <draw:frame draw:style-name="gr4" draw:text-style-name="P10" svg:width="1.412cm" svg:height="0.444cm" svg:x="6.639cm" svg:y="28.665cm">
          <draw:text-box>
            <text:p text:style-name="P9"><text:span text:style-name="T2">Подпись</text:span></text:p>
          </draw:text-box>
        </draw:frame>
        <draw:frame draw:style-name="gr4" draw:text-style-name="P8" svg:width="0.92cm" svg:height="0.444cm" svg:x="8.135cm" svg:y="28.665cm">
          <draw:text-box>
            <text:p text:style-name="P7"><text:span text:style-name="T1">Дата</text:span></text:p>
          </draw:text-box>
        </draw:frame>
        <draw:frame draw:style-name="gr4" draw:text-style-name="P8" svg:width="0.922cm" svg:height="0.444cm" svg:x="19.503cm" svg:y="27.688cm">
          <draw:text-box>
            <text:p text:style-name="P7"><text:span text:style-name="T1">Лист</text:span></text:p>
          </draw:text-box>
        </draw:frame>
        <draw:frame draw:style-name="gr4" draw:text-style-name="P8" svg:width="0.922cm" svg:height="0.606cm" svg:x="19.503cm" svg:y="28.344cm">
          <draw:text-box>
            <text:p text:style-name="P7"><text:span text:style-name="T3"><text:s/></text:span></text:p>
          </draw:text-box>
        </draw:frame>
        <draw:frame draw:style-name="gr4" draw:text-style-name="P8" svg:width="10.198cm" svg:height="0.682cm" svg:x="9.184cm" svg:y="28.04cm">
          <draw:text-box>
            <text:p text:style-name="P11"><text:span text:style-name="T4">КР-НГТУ-210200.62-(АВР 09-1)-08-12</text:span></text:p>
          </draw:text-box>
        </draw:frame>
      </draw:g>
      <text:p text:style-name="Standard"/>
      <text:p text:style-name="P1">2 Анализ задания и выбор метода решения</text:p>
      <text:p text:style-name="P3"><text:tab/>Выполнение курсовой работы необходимо разделить на несколько этапов. На первом этапе определим спектральную плотность непериодического сигнала. Расчет спектральной плотности непериодического сигнала следует начать с определения спектральной плотности одиночного импульса, используя прямое преобразование Фурье. В завершении первого этапа построим АЧХ и ФЧХ спектральной плотности непериодического сигнала.</text:p>
      <text:p text:style-name="P4"><text:tab/>На втором этапе произведем расчет спектральных характеристик периодического сигнала, а также выполним графическое построение полученных результатов.</text:p>
      <text:p text:style-name="P2"><text:tab/>На третьем этапе производится синтез линейного фильтра. Поскольку диапазон рабочих частот входит за рабочие диапазоны активных фильтров, то произведем синтез классического LC-фильтра, а также определим номиналы ЭРЭ, входящих в не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1T22:09:21.63</dc:date>
    <dc:creator>Ruslan Murtazin</dc:creator>
    <meta:editing-duration>PT18M31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4" meta:word-count="98" meta:character-count="827"/>
  </office:meta>
</office:document-meta>
</file>